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 style:parent-style-name="Policepardéfaut" style:family="text">
      <style:text-properties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T14" style:parent-style-name="Policepardéfaut" style:family="text">
      <style:text-properties style:text-underline-type="single" style:text-underline-style="solid" style:text-underline-width="auto" style:text-underline-mode="continuous"/>
    </style:style>
    <style:style style:name="T15" style:parent-style-name="Policepardéfaut" style:family="text">
      <style:text-properties style:text-underline-type="single" style:text-underline-style="solid" style:text-underline-width="auto" style:text-underline-mode="continuous"/>
    </style:style>
    <style:style style:name="T16" style:parent-style-name="Policepardéfaut" style:family="text">
      <style:text-properties style:text-underline-type="single" style:text-underline-style="solid" style:text-underline-width="auto" style:text-underline-mode="continuous"/>
    </style:style>
    <style:style style:name="T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9" style:parent-style-name="Policepardéfaut" style:family="text">
      <style:text-properties style:text-underline-type="single" style:text-underline-style="solid" style:text-underline-width="auto" style:text-underline-mode="continuous"/>
    </style:style>
    <style:style style:name="T20" style:parent-style-name="Policepardéfaut" style:family="text">
      <style:text-properties style:text-underline-type="single" style:text-underline-style="solid" style:text-underline-width="auto" style:text-underline-mode="continuous"/>
    </style:style>
    <style:style style:name="T21" style:parent-style-name="Policepardéfaut" style:family="text">
      <style:text-properties style:text-underline-type="single" style:text-underline-style="solid" style:text-underline-width="auto" style:text-underline-mode="continuous"/>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 style:parent-style-name="Policepardéfaut" style:family="text">
      <style:text-properties style:text-underline-type="single" style:text-underline-style="solid" style:text-underline-width="auto" style:text-underline-mode="continuous"/>
    </style:style>
    <style:style style:name="T26" style:parent-style-name="Policepardéfaut" style:family="text">
      <style:text-properties style:text-underline-type="single" style:text-underline-style="solid" style:text-underline-width="auto" style:text-underline-mode="continuous"/>
    </style:style>
    <style:style style:name="T27" style:parent-style-name="Policepardéfaut" style:family="text">
      <style:text-properties style:text-underline-type="single" style:text-underline-style="solid" style:text-underline-width="auto" style:text-underline-mode="continuous"/>
    </style:style>
    <style:style style:name="T28" style:parent-style-name="Policepardéfaut" style:family="text">
      <style:text-properties style:text-underline-type="single" style:text-underline-style="solid" style:text-underline-width="auto" style:text-underline-mode="continuous"/>
    </style:style>
    <style:style style:name="T29" style:parent-style-name="Policepardéfaut" style:family="text">
      <style:text-properties style:text-underline-type="single" style:text-underline-style="solid" style:text-underline-width="auto" style:text-underline-mode="continuous"/>
    </style:style>
    <style:style style:name="T30" style:parent-style-name="Policepardéfaut" style:family="text">
      <style:text-properties style:text-underline-type="single" style:text-underline-style="solid" style:text-underline-width="auto" style:text-underline-mode="continuous"/>
    </style:style>
    <style:style style:name="T31" style:parent-style-name="Policepardéfaut" style:family="text">
      <style:text-properties style:text-underline-type="single" style:text-underline-style="solid" style:text-underline-width="auto" style:text-underline-mode="continuous"/>
    </style:style>
    <style:style style:name="T32" style:parent-style-name="Policepardéfaut" style:family="text">
      <style:text-properties style:text-underline-type="single" style:text-underline-style="solid" style:text-underline-width="auto" style:text-underline-mode="continuous"/>
    </style:style>
    <style:style style:name="T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5" style:parent-style-name="Policepardéfaut" style:family="text">
      <style:text-properties fo:font-weight="bold" style:font-weight-asian="bold" style:font-weight-complex="bold"/>
    </style:style>
    <style:style style:name="T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T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47" style:family="table-column">
      <style:table-column-properties style:column-width="2.0895in"/>
    </style:style>
    <style:style style:name="TableColumn48" style:family="table-column">
      <style:table-column-properties style:column-width="2.0895in"/>
    </style:style>
    <style:style style:name="TableColumn49" style:family="table-column">
      <style:table-column-properties style:column-width="2.0895in"/>
    </style:style>
    <style:style style:name="Table46" style:family="table">
      <style:table-properties style:width="6.2687in" fo:margin-left="0in" table:align="lef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T65" style:parent-style-name="Policepardéfaut" style:family="text">
      <style:text-properties fo:font-weight="bold" style:font-weight-asian="bold" style:font-weight-complex="bold"/>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T1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20" style:family="table-column">
      <style:table-column-properties style:column-width="2.0895in"/>
    </style:style>
    <style:style style:name="TableColumn121" style:family="table-column">
      <style:table-column-properties style:column-width="2.0895in"/>
    </style:style>
    <style:style style:name="TableColumn122" style:family="table-column">
      <style:table-column-properties style:column-width="2.0895in"/>
    </style:style>
    <style:style style:name="Table119" style:family="table">
      <style:table-properties style:width="6.2687in" fo:margin-left="0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137" style:parent-style-name="Policepardéfaut" style:family="text">
      <style:text-properties fo:font-weight="bold" style:font-weight-asian="bold" style:font-weight-complex="bold"/>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152" style:parent-style-name="Policepardéfaut" style:family="text">
      <style:text-properties style:text-underline-type="single" style:text-underline-style="solid" style:text-underline-width="auto" style:text-underline-mode="continuous"/>
    </style:style>
    <style:style style:name="T1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5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5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57" style:family="table-column">
      <style:table-column-properties style:column-width="2.0895in"/>
    </style:style>
    <style:style style:name="TableColumn158" style:family="table-column">
      <style:table-column-properties style:column-width="2.0895in"/>
    </style:style>
    <style:style style:name="TableColumn159" style:family="table-column">
      <style:table-column-properties style:column-width="2.0895in"/>
    </style:style>
    <style:style style:name="Table156" style:family="table">
      <style:table-properties style:width="6.2687in" fo:margin-left="0in" table:align="lef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174" style:parent-style-name="Policepardéfaut" style:family="text">
      <style:text-properties fo:font-weight="bold" style:font-weight-asian="bold" style:font-weight-complex="bold"/>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196" style:parent-style-name="Policepardéfaut" style:family="text">
      <style:text-properties style:text-underline-type="single" style:text-underline-style="solid" style:text-underline-width="auto" style:text-underline-mode="continuous"/>
    </style:style>
    <style:style style:name="T19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9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202" style:family="table-column">
      <style:table-column-properties style:column-width="2.0895in"/>
    </style:style>
    <style:style style:name="TableColumn203" style:family="table-column">
      <style:table-column-properties style:column-width="2.0895in"/>
    </style:style>
    <style:style style:name="TableColumn204" style:family="table-column">
      <style:table-column-properties style:column-width="2.0895in"/>
    </style:style>
    <style:style style:name="Table201" style:family="table">
      <style:table-properties style:width="6.2687in" fo:margin-left="0in" table:align="lef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219" style:parent-style-name="Policepardéfaut" style:family="text">
      <style:text-properties fo:font-weight="bold" style:font-weight-asian="bold" style:font-weight-complex="bold"/>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276" style:parent-style-name="Policepardéfaut" style:family="text">
      <style:text-properties style:text-underline-type="single" style:text-underline-style="solid" style:text-underline-width="auto" style:text-underline-mode="continuous"/>
    </style:style>
    <style:style style:name="T27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81" style:parent-style-name="Policepardéfaut" style:family="text">
      <style:text-properties fo:font-style="italic" style:font-style-asian="italic" style:font-style-complex="italic"/>
    </style:style>
    <style:style style:name="T282" style:parent-style-name="Policepardéfaut" style:family="text">
      <style:text-properties style:text-underline-type="single" style:text-underline-style="solid" style:text-underline-width="auto" style:text-underline-mode="continuous"/>
    </style:style>
    <style:style style:name="T28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84" style:parent-style-name="Paragraphedeliste" style:list-style-name="LFO14" style:family="paragraph"/>
    <style:style style:name="P285" style:parent-style-name="Paragraphedeliste" style:list-style-name="LFO14" style:family="paragraph"/>
    <style:style style:name="T28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288" style:family="table-column">
      <style:table-column-properties style:column-width="2.0895in"/>
    </style:style>
    <style:style style:name="TableColumn289" style:family="table-column">
      <style:table-column-properties style:column-width="2.0895in"/>
    </style:style>
    <style:style style:name="TableColumn290" style:family="table-column">
      <style:table-column-properties style:column-width="2.0895in"/>
    </style:style>
    <style:style style:name="Table287" style:family="table">
      <style:table-properties style:width="6.2687in" fo:margin-left="0in" table:align="lef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P305" style:parent-style-name="Normal" style:family="paragraph">
      <style:paragraph-properties fo:margin-bottom="0in" fo:line-height="100%"/>
    </style:style>
    <style:style style:name="T306" style:parent-style-name="Policepardéfaut" style:family="text">
      <style:text-properties fo:font-weight="bold" style:font-weight-asian="bold" style:font-weight-complex="bold"/>
    </style:style>
    <style:style style:name="P307" style:parent-style-name="Normal" style:family="paragraph">
      <style:paragraph-properties fo:text-indent="0.4916in"/>
    </style:style>
    <style:style style:name="P308" style:parent-style-name="Paragraphedeliste" style:list-style-name="LFO13" style:family="paragraph"/>
    <style:style style:name="T30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311" style:family="table-column">
      <style:table-column-properties style:column-width="2.0895in"/>
    </style:style>
    <style:style style:name="TableColumn312" style:family="table-column">
      <style:table-column-properties style:column-width="2.0895in"/>
    </style:style>
    <style:style style:name="TableColumn313" style:family="table-column">
      <style:table-column-properties style:column-width="2.0895in"/>
    </style:style>
    <style:style style:name="Table310" style:family="table">
      <style:table-properties style:width="6.2687in" fo:margin-left="0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328" style:parent-style-name="Policepardéfaut" style:family="text">
      <style:text-properties fo:font-weight="bold" style:font-weight-asian="bold" style:font-weight-complex="bold"/>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Paragraphedeliste" style:list-style-name="LFO12" style:family="paragraph"/>
    <style:style style:name="T35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58"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360" style:family="table-column">
      <style:table-column-properties style:column-width="2.0895in"/>
    </style:style>
    <style:style style:name="TableColumn361" style:family="table-column">
      <style:table-column-properties style:column-width="2.0895in"/>
    </style:style>
    <style:style style:name="TableColumn362" style:family="table-column">
      <style:table-column-properties style:column-width="2.0895in"/>
    </style:style>
    <style:style style:name="Table359" style:family="table">
      <style:table-properties style:width="6.2687in" fo:margin-left="0in" table:align="lef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377" style:parent-style-name="Policepardéfaut" style:family="text">
      <style:text-properties fo:font-weight="bold" style:font-weight-asian="bold" style:font-weight-complex="bold"/>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style>
    <style:style style:name="P413" style:parent-style-name="Paragraphedeliste" style:list-style-name="LFO11" style:family="paragraph"/>
    <style:style style:name="T41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15" style:parent-style-name="Policepardéfaut" style:family="text">
      <style:text-properties fo:font-style="italic" style:font-style-asian="italic" style:font-style-complex="italic"/>
    </style:style>
    <style:style style:name="T416"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17" style:parent-style-name="Policepardéfaut" style:family="text">
      <style:text-properties fo:font-style="italic" style:font-style-asian="italic" style:font-style-complex="italic"/>
    </style:style>
    <style:style style:name="TableColumn419" style:family="table-column">
      <style:table-column-properties style:column-width="2.0895in"/>
    </style:style>
    <style:style style:name="TableColumn420" style:family="table-column">
      <style:table-column-properties style:column-width="2.0895in"/>
    </style:style>
    <style:style style:name="TableColumn421" style:family="table-column">
      <style:table-column-properties style:column-width="2.0895in"/>
    </style:style>
    <style:style style:name="Table418" style:family="table">
      <style:table-properties style:width="6.2687in" fo:margin-left="0in" table:align="lef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style>
    <style:style style:name="T436" style:parent-style-name="Policepardéfaut" style:family="text">
      <style:text-properties fo:font-weight="bold" style:font-weight-asian="bold" style:font-weight-complex="bold"/>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style>
    <style:style style:name="P472" style:parent-style-name="Paragraphedeliste" style:list-style-name="LFO10" style:family="paragraph"/>
    <style:style style:name="T47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475" style:family="table-column">
      <style:table-column-properties style:column-width="2.0895in"/>
    </style:style>
    <style:style style:name="TableColumn476" style:family="table-column">
      <style:table-column-properties style:column-width="2.0895in"/>
    </style:style>
    <style:style style:name="TableColumn477" style:family="table-column">
      <style:table-column-properties style:column-width="2.0895in"/>
    </style:style>
    <style:style style:name="Table474" style:family="table">
      <style:table-properties style:width="6.2687in" fo:margin-left="0in" table:align="lef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style>
    <style:style style:name="T492" style:parent-style-name="Policepardéfaut" style:family="text">
      <style:text-properties fo:font-weight="bold" style:font-weight-asian="bold" style:font-weight-complex="bold"/>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style>
    <style:style style:name="P521" style:parent-style-name="Paragraphedeliste" style:list-style-name="LFO9" style:family="paragraph"/>
    <style:style style:name="T5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23" style:parent-style-name="Paragraphedeliste" style:list-style-name="LFO6" style:family="paragraph"/>
    <style:style style:name="TableColumn525" style:family="table-column">
      <style:table-column-properties style:column-width="2.0895in"/>
    </style:style>
    <style:style style:name="TableColumn526" style:family="table-column">
      <style:table-column-properties style:column-width="2.0895in"/>
    </style:style>
    <style:style style:name="TableColumn527" style:family="table-column">
      <style:table-column-properties style:column-width="2.0895in"/>
    </style:style>
    <style:style style:name="Table524" style:family="table">
      <style:table-properties style:width="6.2687in" fo:margin-left="0in" table:align="left"/>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style>
    <style:style style:name="T542" style:parent-style-name="Policepardéfaut" style:family="text">
      <style:text-properties fo:font-weight="bold" style:font-weight-asian="bold" style:font-weight-complex="bold"/>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style>
    <style:style style:name="P564" style:parent-style-name="Paragraphedeliste" style:list-style-name="LFO6" style:family="paragraph"/>
    <style:style style:name="TableColumn566" style:family="table-column">
      <style:table-column-properties style:column-width="2.0895in"/>
    </style:style>
    <style:style style:name="TableColumn567" style:family="table-column">
      <style:table-column-properties style:column-width="2.0895in"/>
    </style:style>
    <style:style style:name="TableColumn568" style:family="table-column">
      <style:table-column-properties style:column-width="2.0895in"/>
    </style:style>
    <style:style style:name="Table565" style:family="table">
      <style:table-properties style:width="6.2687in" fo:margin-left="0in" table:align="lef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style>
    <style:style style:name="T583" style:parent-style-name="Policepardéfaut" style:family="text">
      <style:text-properties fo:font-weight="bold" style:font-weight-asian="bold" style:font-weight-complex="bold"/>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style>
    <style:style style:name="P591" style:parent-style-name="Paragraphedeliste" style:list-style-name="LFO5" style:family="paragraph"/>
    <style:style style:name="TableColumn593" style:family="table-column">
      <style:table-column-properties style:column-width="2.0895in"/>
    </style:style>
    <style:style style:name="TableColumn594" style:family="table-column">
      <style:table-column-properties style:column-width="2.0895in"/>
    </style:style>
    <style:style style:name="TableColumn595" style:family="table-column">
      <style:table-column-properties style:column-width="2.0895in"/>
    </style:style>
    <style:style style:name="Table592" style:family="table">
      <style:table-properties style:width="6.2687in" fo:margin-left="0in" table:align="left"/>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style>
    <style:style style:name="T610" style:parent-style-name="Policepardéfaut" style:family="text">
      <style:text-properties fo:font-weight="bold" style:font-weight-asian="bold" style:font-weight-complex="bold"/>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style>
    <style:style style:name="P618" style:parent-style-name="Paragraphedeliste" style:list-style-name="LFO2" style:family="paragraph"/>
    <style:style style:name="T61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20" style:parent-style-name="Paragraphedeliste" style:list-style-name="LFO2" style:family="paragraph"/>
    <style:style style:name="T621" style:parent-style-name="Policepardéfaut" style:family="text">
      <style:text-properties fo:font-weight="bold" style:font-weight-asian="bold" style:font-weight-complex="bold"/>
    </style:style>
    <style:style style:name="T6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23" style:parent-style-name="Policepardéfaut" style:family="text">
      <style:text-properties fo:font-weight="bold" style:font-weight-asian="bold" style:font-weight-complex="bold"/>
    </style:style>
    <style:style style:name="T62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2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27" style:parent-style-name="Policepardéfaut" style:family="text">
      <style:text-properties fo:font-weight="bold" style:font-weight-asian="bold" style:font-weight-complex="bold"/>
    </style:style>
    <style:style style:name="T62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2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1" style:parent-style-name="Policepardéfaut" style:family="text">
      <style:text-properties fo:font-style="italic" style:font-style-asian="italic" style:font-style-complex="italic"/>
    </style:style>
    <style:style style:name="T632" style:parent-style-name="Policepardéfaut" style:family="text">
      <style:text-properties fo:font-style="italic" style:font-style-asian="italic" style:font-style-complex="italic"/>
    </style:style>
    <style:style style:name="T633" style:parent-style-name="Policepardéfaut" style:family="text">
      <style:text-properties fo:font-style="italic" style:font-style-asian="italic" style:font-style-complex="italic"/>
    </style:style>
    <style:style style:name="P634" style:parent-style-name="Paragraphedeliste" style:list-style-name="LFO2" style:family="paragraph"/>
    <style:style style:name="T63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36" style:parent-style-name="Policepardéfaut" style:family="text">
      <style:text-properties style:text-underline-type="single" style:text-underline-style="solid" style:text-underline-width="auto" style:text-underline-mode="continuous"/>
    </style:style>
    <style:style style:name="T637" style:parent-style-name="Policepardéfaut" style:family="text">
      <style:text-properties style:text-underline-type="single" style:text-underline-style="solid" style:text-underline-width="auto" style:text-underline-mode="continuous"/>
    </style:style>
    <style:style style:name="T638" style:parent-style-name="Policepardéfaut" style:family="text">
      <style:text-properties fo:font-style="italic" style:font-style-asian="italic" style:font-style-complex="italic"/>
    </style:style>
    <style:style style:name="T63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4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41" style:parent-style-name="Normal" style:family="paragraph">
      <style:paragraph-properties fo:margin-left="0.25in">
        <style:tab-stops/>
      </style:paragraph-properties>
    </style:style>
    <style:style style:name="TableColumn643" style:family="table-column">
      <style:table-column-properties style:column-width="2.0895in"/>
    </style:style>
    <style:style style:name="TableColumn644" style:family="table-column">
      <style:table-column-properties style:column-width="2.0895in"/>
    </style:style>
    <style:style style:name="TableColumn645" style:family="table-column">
      <style:table-column-properties style:column-width="2.0895in"/>
    </style:style>
    <style:style style:name="Table642" style:family="table">
      <style:table-properties style:width="6.2687in" fo:margin-left="0in" table:align="lef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style>
    <style:style style:name="T660" style:parent-style-name="Policepardéfaut" style:family="text">
      <style:text-properties fo:font-weight="bold" style:font-weight-asian="bold" style:font-weight-complex="bold"/>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style>
    <style:style style:name="P696" style:parent-style-name="Paragraphedeliste" style:list-style-name="LFO3" style:family="paragraph"/>
    <style:style style:name="P697" style:parent-style-name="Paragraphedeliste" style:list-style-name="LFO3" style:family="paragraph"/>
    <style:style style:name="P698" style:parent-style-name="Paragraphedeliste" style:list-style-name="LFO3" style:family="paragraph"/>
    <style:style style:name="T6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0" style:parent-style-name="Policepardéfaut" style:family="text">
      <style:text-properties fo:font-style="italic" style:font-style-asian="italic" style:font-style-complex="italic"/>
    </style:style>
    <style:style style:name="T7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3" style:parent-style-name="Policepardéfaut" style:family="text">
      <style:text-properties style:text-underline-type="single" style:text-underline-style="solid" style:text-underline-width="auto" style:text-underline-mode="continuous"/>
    </style:style>
    <style:style style:name="TableColumn705" style:family="table-column">
      <style:table-column-properties style:column-width="2.0895in"/>
    </style:style>
    <style:style style:name="TableColumn706" style:family="table-column">
      <style:table-column-properties style:column-width="2.0895in"/>
    </style:style>
    <style:style style:name="TableColumn707" style:family="table-column">
      <style:table-column-properties style:column-width="2.0895in"/>
    </style:style>
    <style:style style:name="Table704" style:family="table">
      <style:table-properties style:width="6.2687in" fo:margin-left="0in" table:align="left"/>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fo:line-height="100%"/>
    </style:style>
    <style:style style:name="T722" style:parent-style-name="Policepardéfaut" style:family="text">
      <style:text-properties fo:font-weight="bold" style:font-weight-asian="bold" style:font-weight-complex="bold"/>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style>
    <style:style style:name="T737" style:parent-style-name="Policepardéfau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Groupe 6 :</text:p>
      <text:p text:style-name="P2">Gestion de compte de Jeu de Cartes :</text:p>
      <text:p text:style-name="P3">Dictionnaire de données</text:p>
      <text:p text:style-name="P4"/>
      <text:p text:style-name="P5"/>
      <text:p text:style-name="P6">Description du monde réel :</text:p>
      <text:p text:style-name="P7"/>
      <text:p text:style-name="Normal">Nous souhaitons modéliser une base de données capable la gestion des comptes des joueurs d'un jeu de cartes en ligne.</text:p>
      <text:p text:style-name="Normal"/>
      <text:p text:style-name="Normal"><text:s text:c="3"/>Chaque joueur possède un<text:s/><text:span text:style-name="T8">Compte Joueur</text:span>, auquel est associé un<text:s/><text:span text:style-name="T9">pseudo</text:span>, une<text:s/><text:span text:style-name="T10">adresse mail</text:span><text:s/>et un<text:s/><text:span text:style-name="T11">mot de passe</text:span>. Il peut gagner de l'argent virtuel, en jouant, ce qui lui donnera une certaine quantité de monnaie appelée<text:s/><text:span text:style-name="T12">monnaieIG</text:span>, soit en payant avec de l'argent réel, gagnant ainsi de la<text:s/><text:span text:style-name="T13">monnaieIRL</text:span>. Au fil de ses combats, le joueur pourra gagner de l'<text:span text:style-name="T14">expérience</text:span>, puis, lorsqu'il en aura accumulé assez, gagner un<text:s/><text:span text:style-name="T15">niveau</text:span>. De plus, chaque victoire lui permettra d'obtenir des<text:s/><text:span text:style-name="T16">points de division</text:span>, lui permettant de se classer par rapport aux autres joueurs et d'atteindre des divisions de plus en plus prestigieuses. Enfin il pourra être<text:s/><text:span text:style-name="T17">Ami</text:span><text:s/>avec d'autres joueurs ou encore faire parti d'un rassemblement de joueurs, une<text:s/><text:span text:style-name="T18">Guilde</text:span>, caractérisée par un<text:s/><text:span text:style-name="T19">nom</text:span><text:s/>unique, un<text:s/><text:span text:style-name="T20">niveau</text:span><text:s/>(ainsi que l'<text:span text:style-name="T21">expérience</text:span><text:s/>qui va avec), et un<text:s/><text:span text:style-name="T22">nombre de places</text:span>.</text:p>
      <text:p text:style-name="Normal"/>
      <text:p text:style-name="Normal"><text:s text:c="3"/>Le jeu étant un jeu de cartes, le joueur pourra (et devra) former des<text:s/><text:span text:style-name="T23">Decks</text:span><text:s/>(au nombre de deux) de<text:s/><text:span text:style-name="T24">Cartes</text:span><text:s/>à utiliser lors des combats. Une carte est associée à un<text:s/><text:span text:style-name="T25">nom</text:span>, une<text:s/><text:span text:style-name="T26">rareté</text:span>, un<text:s/><text:span text:style-name="T27">type</text:span>, une<text:s/><text:span text:style-name="T28">description</text:span>, une<text:s/><text:span text:style-name="T29">image</text:span>, un<text:s/><text:span text:style-name="T30">coût en mana</text:span><text:s/>(pour l'utilisation lors des combats), une<text:s/><text:span text:style-name="T31">probabilité d'apparition</text:span><text:s/>après un match et un indicateur de<text:s/><text:span text:style-name="T32">possibilité d'amélioration</text:span>.<text:s/></text:p>
      <text:p text:style-name="Normal"><text:s text:c="3"/></text:p>
      <text:p text:style-name="Normal"><text:s text:c="3"/>Le joueur aura accès à une boutique permettant l'achat de divers produits présentés sous forme d'<text:span text:style-name="T33">Offres</text:span><text:s/>:</text:p>
      <text:p text:style-name="Normal"><text:s text:c="3"/>- Les<text:s/><text:span text:style-name="T34">Packs</text:span><text:s/>: ce sont des paquets de cartes achetables en boutique. Ils permettent un certain nombre de pioches parmi des ensembles de certaines cartes choisis par les administrateurs. Les cartes piochées sont ainsi créditées au joueur.</text:p>
      <text:p text:style-name="Normal"><text:s text:c="3"/>- Les<text:span text:style-name="T35"><text:s/></text:span><text:span text:style-name="T36">Skin de Map</text:span><text:s/>: ce sont des offres permettant de changer l'apparence de l'environnement lors des affrontements. Le joueur choisira et activera un SkinMap et un seul à la fois, parmi ceux qu'il possède.</text:p>
      <text:p text:style-name="Normal"><text:s text:c="3"/>- Les<text:span text:style-name="T37"><text:s/></text:span><text:span text:style-name="T38">Skin de Carton de Cartes</text:span><text:s/>: ce sont des offres permettant de changer l'apparence des attributs visuels universels des cartes : contours, dos, etc. De même que pour les SkinMap, le joueur en activera un à la fois.</text:p>
      <text:p text:style-name="Normal"><text:s text:c="3"/>- Les<text:s/><text:span text:style-name="T39">Icones de Joueurs</text:span><text:s/>: ce sont des icones que le joueur choisit pour personnaliser son compte. Le joueur en choisit une à la fois pour l'afficher.</text:p>
      <text:p text:style-name="Normal"><text:s text:c="3"/>- Les<text:s/><text:span text:style-name="T40">Boosts</text:span><text:s/>: ce sont des bonus permettant le gain de plus de monnaies, d'expériences, de cartes, etc, qu'un joueur active à l'achat, et qui dure pour une certaine durée, en nombre de matchs, ou en temps.</text:p>
      <text:p text:style-name="Normal"><text:s text:c="4"/>- L<text:span text:style-name="T41">'achat de monnaieIRL</text:span><text:s/>: le joueur pourra utiliser sa carte bleu pour acheter une monnaie spéciale, la monnaieIRL, servant pour diverses transactions.</text:p>
      <text:p text:style-name="Normal"/>
      <text:p text:style-name="Normal"><text:s text:c="3"/>Enfin, le joueur pourra effectuer des Matchs, chacun dans un mode de jeu choisi par l'utilisateur, contre d'autres joueurs.</text:p>
      <text:p text:style-name="Normal"/>
      <text:p text:style-name="P42">Réponses apporté au problème :</text:p>
      <text:p text:style-name="P43"/>
      <text:p text:style-name="Normal"><text:s text:c="3"/>- Structure de<text:s/><text:span text:style-name="T44">CompteJoueur</text:span><text:s/>:</text:p>
      <text:p text:style-name="Normal">Pour modéliser les différents comptes des joueurs, nous avons choisi d'utiliser une table<text:s/><text:span text:style-name="T45">CompteJoueur</text:span><text:s/>incluant les différents attributs ci-dessous :</text:p>
      <text:p text:style-name="Normal"/>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P52">Nom</text:p>
          </table:table-cell>
          <table:table-cell table:style-name="TableCell53">
            <text:p text:style-name="P54">Type</text:p>
          </table:table-cell>
          <table:table-cell table:style-name="TableCell55">
            <text:p text:style-name="P56">Description</text:p>
          </table:table-cell>
        </table:table-row>
        <table:table-row table:style-name="TableRow57">
          <table:table-cell table:style-name="TableCell58">
            <text:p text:style-name="P59">Pseudo</text:p>
          </table:table-cell>
          <table:table-cell table:style-name="TableCell60">
            <text:p text:style-name="P61">varchar</text:p>
          </table:table-cell>
          <table:table-cell table:style-name="TableCell62">
            <text:p text:style-name="P63">Nom utilisateur associé au compte.<text:s/></text:p>
            <text:p text:style-name="P64"><text:span text:style-name="T65">Clé primaire</text:span>.</text:p>
          </table:table-cell>
        </table:table-row>
        <table:table-row table:style-name="TableRow66">
          <table:table-cell table:style-name="TableCell67">
            <text:p text:style-name="P68">mailCompte</text:p>
          </table:table-cell>
          <table:table-cell table:style-name="TableCell69">
            <text:p text:style-name="P70">varchar</text:p>
          </table:table-cell>
          <table:table-cell table:style-name="TableCell71">
            <text:p text:style-name="P72">Adresse email du compte. Unique (= un seul compte par adresse mail).</text:p>
          </table:table-cell>
        </table:table-row>
        <table:table-row table:style-name="TableRow73">
          <table:table-cell table:style-name="TableCell74">
            <text:p text:style-name="P75">mdpCompte</text:p>
          </table:table-cell>
          <table:table-cell table:style-name="TableCell76">
            <text:p text:style-name="P77">varchar</text:p>
          </table:table-cell>
          <table:table-cell table:style-name="TableCell78">
            <text:p text:style-name="P79">Mot de passe du compte.</text:p>
          </table:table-cell>
        </table:table-row>
        <table:table-row table:style-name="TableRow80">
          <table:table-cell table:style-name="TableCell81">
            <text:p text:style-name="P82">niveauJoueur</text:p>
          </table:table-cell>
          <table:table-cell table:style-name="TableCell83">
            <text:p text:style-name="P84">int</text:p>
          </table:table-cell>
          <table:table-cell table:style-name="TableCell85">
            <text:p text:style-name="P86">Niveau du compte.</text:p>
          </table:table-cell>
        </table:table-row>
        <table:table-row table:style-name="TableRow87">
          <table:table-cell table:style-name="TableCell88">
            <text:p text:style-name="P89">expJoueur</text:p>
          </table:table-cell>
          <table:table-cell table:style-name="TableCell90">
            <text:p text:style-name="P91">int</text:p>
          </table:table-cell>
          <table:table-cell table:style-name="TableCell92">
            <text:p text:style-name="P93">Quantité de points d'expérience obtenus par le joueur.</text:p>
          </table:table-cell>
        </table:table-row>
        <table:table-row table:style-name="TableRow94">
          <table:table-cell table:style-name="TableCell95">
            <text:p text:style-name="P96">ptsDivision</text:p>
          </table:table-cell>
          <table:table-cell table:style-name="TableCell97">
            <text:p text:style-name="P98">int</text:p>
          </table:table-cell>
          <table:table-cell table:style-name="TableCell99">
            <text:p text:style-name="P100">"Points de Division", représentative du classement du joueur et déterminant son appartenance à une certaine division.</text:p>
          </table:table-cell>
        </table:table-row>
        <table:table-row table:style-name="TableRow101">
          <table:table-cell table:style-name="TableCell102">
            <text:p text:style-name="P103">monnaieIG</text:p>
          </table:table-cell>
          <table:table-cell table:style-name="TableCell104">
            <text:p text:style-name="P105">int</text:p>
          </table:table-cell>
          <table:table-cell table:style-name="TableCell106">
            <text:p text:style-name="P107">Quantité de monnaieIG que le joueur possède sur son compte.</text:p>
          </table:table-cell>
        </table:table-row>
        <table:table-row table:style-name="TableRow108">
          <table:table-cell table:style-name="TableCell109">
            <text:p text:style-name="P110">monnaieIRL</text:p>
          </table:table-cell>
          <table:table-cell table:style-name="TableCell111">
            <text:p text:style-name="P112">int</text:p>
          </table:table-cell>
          <table:table-cell table:style-name="TableCell113">
            <text:p text:style-name="P114">Quantité de monnaieIRL que le joueur possède sur son compte</text:p>
          </table:table-cell>
        </table:table-row>
      </table:table>
      <text:p text:style-name="P115"/>
      <text:p text:style-name="P116"/>
      <text:p text:style-name="Normal">Reste alors l'appartenance à une division, une guilde et la liste d'amis. Cette dernière est une relation entre la table<text:s/><text:span text:style-name="T117">CompteJoueur</text:span><text:s/>et elle-même. Pour ce qui est de la division, on la modélisera par une table<text:s/><text:span text:style-name="T118">Division</text:span>, possédant les attributs ci-dessous :</text:p>
      <text:p text:style-name="Normal"/>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ext:p text:style-name="P125">Nom</text:p>
          </table:table-cell>
          <table:table-cell table:style-name="TableCell126">
            <text:p text:style-name="P127">Type</text:p>
          </table:table-cell>
          <table:table-cell table:style-name="TableCell128">
            <text:p text:style-name="P129">Description</text:p>
          </table:table-cell>
        </table:table-row>
        <table:table-row table:style-name="TableRow130">
          <table:table-cell table:style-name="TableCell131">
            <text:p text:style-name="P132">Id_Division</text:p>
          </table:table-cell>
          <table:table-cell table:style-name="TableCell133">
            <text:p text:style-name="P134">Int*</text:p>
          </table:table-cell>
          <table:table-cell table:style-name="TableCell135">
            <text:p text:style-name="P136">Identifiant unique de la division.<text:s/><text:span text:style-name="T137">Clé primaire.</text:span></text:p>
          </table:table-cell>
        </table:table-row>
        <table:table-row table:style-name="TableRow138">
          <table:table-cell table:style-name="TableCell139">
            <text:p text:style-name="P140">nomDivision</text:p>
          </table:table-cell>
          <table:table-cell table:style-name="TableCell141">
            <text:p text:style-name="P142">varchar</text:p>
          </table:table-cell>
          <table:table-cell table:style-name="TableCell143">
            <text:p text:style-name="P144">Nom de la division.</text:p>
          </table:table-cell>
        </table:table-row>
        <table:table-row table:style-name="TableRow145">
          <table:table-cell table:style-name="TableCell146">
            <text:p text:style-name="P147">iconeDivision</text:p>
          </table:table-cell>
          <table:table-cell table:style-name="TableCell148">
            <text:p text:style-name="P149">varchar</text:p>
          </table:table-cell>
          <table:table-cell table:style-name="TableCell150">
            <text:p text:style-name="P151">Fichier d'image de l'icone associé à la division.</text:p>
          </table:table-cell>
        </table:table-row>
      </table:table>
      <text:p text:style-name="Normal"><text:span text:style-name="T152">Id_Division</text:span><text:s/>tant un clé étrangère placé dans<text:s/><text:span text:style-name="T153">CompteJoueur</text:span><text:s/>et référençant<text:s/><text:span text:style-name="T154">Division</text:span>. <text:s/></text:p>
      <text:p text:style-name="Normal"><text:s/></text:p>
      <text:p text:style-name="Normal">De même, la<text:s/><text:span text:style-name="T155">Guilde</text:span><text:s/>sera une table à part entière :</text:p>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Nom</text:p>
          </table:table-cell>
          <table:table-cell table:style-name="TableCell163">
            <text:p text:style-name="P164">Type</text:p>
          </table:table-cell>
          <table:table-cell table:style-name="TableCell165">
            <text:p text:style-name="P166">Description</text:p>
          </table:table-cell>
        </table:table-row>
        <table:table-row table:style-name="TableRow167">
          <table:table-cell table:style-name="TableCell168">
            <text:p text:style-name="P169">nomGuilde</text:p>
          </table:table-cell>
          <table:table-cell table:style-name="TableCell170">
            <text:p text:style-name="P171">varchar</text:p>
          </table:table-cell>
          <table:table-cell table:style-name="TableCell172">
            <text:p text:style-name="P173">Nom de la guilde.<text:s/><text:span text:style-name="T174">Clé primaire<text:s/></text:span>puisqu'unique.</text:p>
          </table:table-cell>
        </table:table-row>
        <table:table-row table:style-name="TableRow175">
          <table:table-cell table:style-name="TableCell176">
            <text:p text:style-name="P177">niveauGuilde</text:p>
          </table:table-cell>
          <table:table-cell table:style-name="TableCell178">
            <text:p text:style-name="P179">int</text:p>
          </table:table-cell>
          <table:table-cell table:style-name="TableCell180">
            <text:p text:style-name="P181">Niveau de la guilde.</text:p>
          </table:table-cell>
        </table:table-row>
        <table:table-row table:style-name="TableRow182">
          <table:table-cell table:style-name="TableCell183">
            <text:p text:style-name="P184">expGuilde</text:p>
          </table:table-cell>
          <table:table-cell table:style-name="TableCell185">
            <text:p text:style-name="P186">int</text:p>
          </table:table-cell>
          <table:table-cell table:style-name="TableCell187">
            <text:p text:style-name="P188">Quantité de points d'expérience obtenus par la guilde.</text:p>
          </table:table-cell>
        </table:table-row>
        <table:table-row table:style-name="TableRow189">
          <table:table-cell table:style-name="TableCell190">
            <text:p text:style-name="P191">nbPlacesMax</text:p>
          </table:table-cell>
          <table:table-cell table:style-name="TableCell192">
            <text:p text:style-name="P193">int</text:p>
          </table:table-cell>
          <table:table-cell table:style-name="TableCell194">
            <text:p text:style-name="P195">Nombre de personnes maximal que la guilde peut accueillir à la fois.</text:p>
          </table:table-cell>
        </table:table-row>
      </table:table>
      <text:p text:style-name="Normal"><text:span text:style-name="T196">NomGuilde</text:span><text:s/>étant une clé étrangère placé dans<text:s/><text:span text:style-name="T197">CompteJoueur</text:span><text:s/>et référençant<text:s/><text:span text:style-name="T198">Guilde</text:span>.</text:p>
      <text:p text:style-name="Normal"/>
      <text:p text:style-name="Normal"/>
      <text:p text:style-name="Normal"><text:s text:c="3"/>- Structure de<text:s/><text:span text:style-name="T199">Cartes</text:span><text:s/>:</text:p>
      <text:p text:style-name="Normal">Pour modéliser les cartes, on utilise une table<text:s/><text:span text:style-name="T200">Cartes</text:span><text:s/>possédant ces attributs :<text:s/></text:p>
      <table:table table:style-name="Table201">
        <table:table-columns>
          <table:table-column table:style-name="TableColumn202"/>
          <table:table-column table:style-name="TableColumn203"/>
          <table:table-column table:style-name="TableColumn204"/>
        </table:table-columns>
        <table:table-row table:style-name="TableRow205">
          <table:table-cell table:style-name="TableCell206">
            <text:p text:style-name="P207">Nom</text:p>
          </table:table-cell>
          <table:table-cell table:style-name="TableCell208">
            <text:p text:style-name="P209">Type</text:p>
          </table:table-cell>
          <table:table-cell table:style-name="TableCell210">
            <text:p text:style-name="P211">Description</text:p>
          </table:table-cell>
        </table:table-row>
        <table:table-row table:style-name="TableRow212">
          <table:table-cell table:style-name="TableCell213">
            <text:p text:style-name="P214">Id_Carte**</text:p>
          </table:table-cell>
          <table:table-cell table:style-name="TableCell215">
            <text:p text:style-name="P216">Int*</text:p>
          </table:table-cell>
          <table:table-cell table:style-name="TableCell217">
            <text:p text:style-name="P218">Identifiant de la carte.<text:s/><text:span text:style-name="T219">Clé primaire.</text:span></text:p>
          </table:table-cell>
        </table:table-row>
        <table:table-row table:style-name="TableRow220">
          <table:table-cell table:style-name="TableCell221">
            <text:p text:style-name="P222">NomCarte**</text:p>
          </table:table-cell>
          <table:table-cell table:style-name="TableCell223">
            <text:p text:style-name="P224">varchar</text:p>
          </table:table-cell>
          <table:table-cell table:style-name="TableCell225">
            <text:p text:style-name="P226">Nom de la carte.</text:p>
          </table:table-cell>
        </table:table-row>
        <table:table-row table:style-name="TableRow227">
          <table:table-cell table:style-name="TableCell228">
            <text:p text:style-name="P229">rareteCarte</text:p>
          </table:table-cell>
          <table:table-cell table:style-name="TableCell230">
            <text:p text:style-name="P231">varchar</text:p>
          </table:table-cell>
          <table:table-cell table:style-name="TableCell232">
            <text:p text:style-name="P233">Rareté de la carte (commune, rare, épique …)</text:p>
          </table:table-cell>
        </table:table-row>
        <table:table-row table:style-name="TableRow234">
          <table:table-cell table:style-name="TableCell235">
            <text:p text:style-name="P236">typeCarte</text:p>
          </table:table-cell>
          <table:table-cell table:style-name="TableCell237">
            <text:p text:style-name="P238">varchar</text:p>
          </table:table-cell>
          <table:table-cell table:style-name="TableCell239">
            <text:p text:style-name="P240">Type de la carte (sort, bombes, …)</text:p>
          </table:table-cell>
        </table:table-row>
        <table:table-row table:style-name="TableRow241">
          <table:table-cell table:style-name="TableCell242">
            <text:p text:style-name="P243">descriptionCarte</text:p>
          </table:table-cell>
          <table:table-cell table:style-name="TableCell244">
            <text:p text:style-name="P245">varchar</text:p>
          </table:table-cell>
          <table:table-cell table:style-name="TableCell246">
            <text:p text:style-name="P247">Descriptif de la carte, affichable pour le client.</text:p>
          </table:table-cell>
        </table:table-row>
        <table:table-row table:style-name="TableRow248">
          <table:table-cell table:style-name="TableCell249">
            <text:p text:style-name="P250">imageCarte</text:p>
          </table:table-cell>
          <table:table-cell table:style-name="TableCell251">
            <text:p text:style-name="P252">varchar</text:p>
          </table:table-cell>
          <table:table-cell table:style-name="TableCell253">
            <text:p text:style-name="P254">Fichier de l'image de la carte.</text:p>
          </table:table-cell>
        </table:table-row>
        <table:table-row table:style-name="TableRow255">
          <table:table-cell table:style-name="TableCell256">
            <text:p text:style-name="P257">coutCarte</text:p>
          </table:table-cell>
          <table:table-cell table:style-name="TableCell258">
            <text:p text:style-name="P259">int</text:p>
          </table:table-cell>
          <table:table-cell table:style-name="TableCell260">
            <text:p text:style-name="P261">Cout en mana de la carte lors des combats.</text:p>
          </table:table-cell>
        </table:table-row>
        <table:table-row table:style-name="TableRow262">
          <table:table-cell table:style-name="TableCell263">
            <text:p text:style-name="P264">DropRateCarte</text:p>
          </table:table-cell>
          <table:table-cell table:style-name="TableCell265">
            <text:p text:style-name="P266">int</text:p>
          </table:table-cell>
          <table:table-cell table:style-name="TableCell267">
            <text:p text:style-name="P268">Probabilité d'apparition d'une carte à la fin d'un combat.</text:p>
          </table:table-cell>
        </table:table-row>
        <table:table-row table:style-name="TableRow269">
          <table:table-cell table:style-name="TableCell270">
            <text:p text:style-name="P271">estAmeliorable</text:p>
          </table:table-cell>
          <table:table-cell table:style-name="TableCell272">
            <text:p text:style-name="P273">boolean</text:p>
          </table:table-cell>
          <table:table-cell table:style-name="TableCell274">
            <text:p text:style-name="P275">Indicateur d'amélioration. Si X est améliorable, alors il existe une carte X' qui est une amélioration de X.</text:p>
          </table:table-cell>
        </table:table-row>
      </table:table>
      <text:p text:style-name="Normal"/>
      <text:p text:style-name="Normal"><text:s text:c="2"/>** : On utilise pas le<text:s/><text:span text:style-name="T276">nomCarte</text:span><text:s/>comme clé primaire puisqu'il peut exister plusieurs cartes ayant le même nom (améliorations, etc).</text:p>
      <text:p text:style-name="Normal"><text:s text:c="2"/>*** : stocké un int est un choix d'optimisation, si il s'avère que le choix du traitement en objet n'est pas un bénéfice, il pourra etre possible de stocker des float plutôt que des int.</text:p>
      <text:p text:style-name="Normal"/>
      <text:p text:style-name="Normal"><text:s text:c="3"/>- Constitution des<text:s/><text:span text:style-name="T277">Decks</text:span><text:s/>:</text:p>
      <text:p text:style-name="Normal">Un<text:s/><text:span text:style-name="T278">Deck</text:span><text:s/>est constitué de<text:s/><text:span text:style-name="T279">Cartes</text:span><text:s/>choisies par et pour un<text:s/><text:span text:style-name="T280">CompteJoueur</text:span>.<text:s/></text:p>
      <text:p text:style-name="Normal">Il existe donc une relation ternaire entre ces trois tables, que l'on nommera<text:s/><text:span text:style-name="T281">JoueurCarteDeck</text:span>, ayant pour seul attribut<text:s/><text:span text:style-name="T282">qteCarte</text:span>, déterminant le nombre d'exemplaires d'une même carte dans un deck d'un joueur.</text:p>
      <text:p text:style-name="Normal">Pour modéliser la construction des deux decks de chaque joueur, nous stockerons les cartes choisies dans deux lignes de<text:s/><text:span text:style-name="T283">Decks</text:span>, deck1 et deck2, qui seront nommés [Pseudo][1-2].</text:p>
      <text:p text:style-name="Normal">Pour modéliser la possession d'une carte X par un joueur, nous stockons la carte X dans le deck0, nommé [Pseudo][0].</text:p>
      <text:p text:style-name="Normal">Ainsi, le principe est que pour chaque joueur, il existe 3 decks de cartes :</text:p>
      <text:list text:style-name="LFO14" text:continue-numbering="true">
        <text:list-item>
          <text:p text:style-name="P284">Le deck 0, qui est l'ensemble des cartes que possède le joueur;</text:p>
        </text:list-item>
        <text:list-item>
          <text:p text:style-name="P285">Et les decks 1 et 2, qui sont les deux ensembles de cartes que le joueur a choisi pour combattre.</text:p>
        </text:list-item>
      </text:list>
      <text:p text:style-name="Normal">Tout sera donc stocké dans la relation JoueurCarteDeck. La table<text:s/><text:span text:style-name="T286">Deck</text:span><text:s/>est donc simplement de la forme :</text:p>
      <text:p text:style-name="Normal"/>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ext:p text:style-name="P293">Nom</text:p>
          </table:table-cell>
          <table:table-cell table:style-name="TableCell294">
            <text:p text:style-name="P295">Type</text:p>
          </table:table-cell>
          <table:table-cell table:style-name="TableCell296">
            <text:p text:style-name="P297">Description</text:p>
          </table:table-cell>
        </table:table-row>
        <table:table-row table:style-name="TableRow298">
          <table:table-cell table:style-name="TableCell299">
            <text:p text:style-name="P300">Id_Deck</text:p>
          </table:table-cell>
          <table:table-cell table:style-name="TableCell301">
            <text:p text:style-name="P302">varchar</text:p>
          </table:table-cell>
          <table:table-cell table:style-name="TableCell303">
            <text:p text:style-name="P304">Identifiant du Deck. Toujours de la forme [PseudoDuJoueur]{0,1,2}.</text:p>
            <text:p text:style-name="P305"><text:span text:style-name="T306">Clé primaire</text:span>.</text:p>
          </table:table-cell>
        </table:table-row>
      </table:table>
      <text:p text:style-name="Normal"/>
      <text:p text:style-name="Normal"><text:s text:c="3"/></text:p>
      <text:p text:style-name="Normal"/>
      <text:p text:style-name="P307">- Principe de la Boutique et des différents produits :</text:p>
      <text:p text:style-name="Normal"/>
      <text:p text:style-name="Normal">Les différents produits sont stockés selon ces différents schémas :</text:p>
      <text:list text:style-name="LFO13" text:continue-numbering="true">
        <text:list-item>
          <text:p text:style-name="P308"><text:span text:style-name="T309">IconeJoueur</text:span><text:s/>:</text:p>
        </text:list-item>
      </text:list>
      <text:p text:style-name="Normal"/>
      <table:table table:style-name="Table310">
        <table:table-columns>
          <table:table-column table:style-name="TableColumn311"/>
          <table:table-column table:style-name="TableColumn312"/>
          <table:table-column table:style-name="TableColumn313"/>
        </table:table-columns>
        <table:table-row table:style-name="TableRow314">
          <table:table-cell table:style-name="TableCell315">
            <text:p text:style-name="P316">Nom</text:p>
          </table:table-cell>
          <table:table-cell table:style-name="TableCell317">
            <text:p text:style-name="P318">Type</text:p>
          </table:table-cell>
          <table:table-cell table:style-name="TableCell319">
            <text:p text:style-name="P320">Description</text:p>
          </table:table-cell>
        </table:table-row>
        <table:table-row table:style-name="TableRow321">
          <table:table-cell table:style-name="TableCell322">
            <text:p text:style-name="P323">Id_IconeJoueur</text:p>
          </table:table-cell>
          <table:table-cell table:style-name="TableCell324">
            <text:p text:style-name="P325">Int*</text:p>
          </table:table-cell>
          <table:table-cell table:style-name="TableCell326">
            <text:p text:style-name="P327">Identifiant de l'icone.<text:s/><text:span text:style-name="T328">Clé primaire</text:span>.</text:p>
          </table:table-cell>
        </table:table-row>
        <table:table-row table:style-name="TableRow329">
          <table:table-cell table:style-name="TableCell330">
            <text:p text:style-name="P331">nomIcone</text:p>
          </table:table-cell>
          <table:table-cell table:style-name="TableCell332">
            <text:p text:style-name="P333">varchar</text:p>
          </table:table-cell>
          <table:table-cell table:style-name="TableCell334">
            <text:p text:style-name="P335">Nom de l'icone.</text:p>
          </table:table-cell>
        </table:table-row>
        <table:table-row table:style-name="TableRow336">
          <table:table-cell table:style-name="TableCell337">
            <text:p text:style-name="P338">imageIcone</text:p>
          </table:table-cell>
          <table:table-cell table:style-name="TableCell339">
            <text:p text:style-name="P340">varchar</text:p>
          </table:table-cell>
          <table:table-cell table:style-name="TableCell341">
            <text:p text:style-name="P342">Fichier d'image de l'icone.</text:p>
          </table:table-cell>
        </table:table-row>
        <table:table-row table:style-name="TableRow343">
          <table:table-cell table:style-name="TableCell344">
            <text:p text:style-name="P345">imageMiniatureIcone</text:p>
          </table:table-cell>
          <table:table-cell table:style-name="TableCell346">
            <text:p text:style-name="P347">varchar</text:p>
          </table:table-cell>
          <table:table-cell table:style-name="TableCell348">
            <text:p text:style-name="P349">Image de la miniature présentant l'icone en boutique.</text:p>
          </table:table-cell>
        </table:table-row>
        <table:table-row table:style-name="TableRow350">
          <table:table-cell table:style-name="TableCell351">
            <text:p text:style-name="P352">descriptionIcone</text:p>
          </table:table-cell>
          <table:table-cell table:style-name="TableCell353">
            <text:p text:style-name="P354">varchar</text:p>
          </table:table-cell>
          <table:table-cell table:style-name="TableCell355">
            <text:p text:style-name="Normal">Descriptif de l'icone auprès du client.</text:p>
          </table:table-cell>
        </table:table-row>
      </table:table>
      <text:p text:style-name="Normal"/>
      <text:list text:style-name="LFO12" text:continue-numbering="true">
        <text:list-item>
          <text:p text:style-name="P356"><text:span text:style-name="T357">(Skin)Map</text:span><text:s/>: Cette table est à-même de changer selon l'avancement de l'interface utilisateur<text:s/><text:span text:style-name="T358">lors des combats</text:span><text:s/>et donc de la portée des changements apportés par une apparence personnalisée.</text:p>
        </text:list-item>
      </text:list>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Nom</text:p>
          </table:table-cell>
          <table:table-cell table:style-name="TableCell366">
            <text:p text:style-name="P367">Type</text:p>
          </table:table-cell>
          <table:table-cell table:style-name="TableCell368">
            <text:p text:style-name="P369">Description</text:p>
          </table:table-cell>
        </table:table-row>
        <table:table-row table:style-name="TableRow370">
          <table:table-cell table:style-name="TableCell371">
            <text:p text:style-name="P372">Id_SkinMap</text:p>
          </table:table-cell>
          <table:table-cell table:style-name="TableCell373">
            <text:p text:style-name="P374">Int*</text:p>
          </table:table-cell>
          <table:table-cell table:style-name="TableCell375">
            <text:p text:style-name="P376">Identifiant du Skin.<text:s/><text:span text:style-name="T377">Clé primaire</text:span>.</text:p>
          </table:table-cell>
        </table:table-row>
        <table:table-row table:style-name="TableRow378">
          <table:table-cell table:style-name="TableCell379">
            <text:p text:style-name="P380">nomMap</text:p>
          </table:table-cell>
          <table:table-cell table:style-name="TableCell381">
            <text:p text:style-name="P382">varchar</text:p>
          </table:table-cell>
          <table:table-cell table:style-name="TableCell383">
            <text:p text:style-name="P384">Nom du SkinMap.</text:p>
          </table:table-cell>
        </table:table-row>
        <table:table-row table:style-name="TableRow385">
          <table:table-cell table:style-name="TableCell386">
            <text:p text:style-name="P387">imageFondMap</text:p>
          </table:table-cell>
          <table:table-cell table:style-name="TableCell388">
            <text:p text:style-name="P389">Varchar</text:p>
          </table:table-cell>
          <table:table-cell table:style-name="TableCell390">
            <text:p text:style-name="P391">Fond d'écran lors des combats.</text:p>
          </table:table-cell>
        </table:table-row>
        <table:table-row table:style-name="TableRow392">
          <table:table-cell table:style-name="TableCell393">
            <text:p text:style-name="P394">imageTableMap</text:p>
          </table:table-cell>
          <table:table-cell table:style-name="TableCell395">
            <text:p text:style-name="P396">varchar</text:p>
          </table:table-cell>
          <table:table-cell table:style-name="TableCell397">
            <text:p text:style-name="P398">Apparence de la table lors des combats.</text:p>
          </table:table-cell>
        </table:table-row>
        <table:table-row table:style-name="TableRow399">
          <table:table-cell table:style-name="TableCell400">
            <text:p text:style-name="P401">imageMiniatureMap</text:p>
          </table:table-cell>
          <table:table-cell table:style-name="TableCell402">
            <text:p text:style-name="P403">varchar</text:p>
          </table:table-cell>
          <table:table-cell table:style-name="TableCell404">
            <text:p text:style-name="P405">Image de la miniature présentant le SkinMap en boutique.</text:p>
          </table:table-cell>
        </table:table-row>
        <table:table-row table:style-name="TableRow406">
          <table:table-cell table:style-name="TableCell407">
            <text:p text:style-name="P408">descriptionMap</text:p>
          </table:table-cell>
          <table:table-cell table:style-name="TableCell409">
            <text:p text:style-name="P410">varchar</text:p>
          </table:table-cell>
          <table:table-cell table:style-name="TableCell411">
            <text:p text:style-name="P412">Descriptif de l'apparance de la map auprès du <text:s/>client.</text:p>
          </table:table-cell>
        </table:table-row>
      </table:table>
      <text:p text:style-name="Normal"/>
      <text:list text:style-name="LFO11" text:continue-numbering="true">
        <text:list-item>
          <text:p text:style-name="P413"><text:span text:style-name="T414">SkinCartonCarte</text:span><text:s/>: Cette table est à même de changer selon l'avancement de l'interface utilisateur<text:span text:style-name="T415"><text:s/></text:span><text:span text:style-name="T416">lors des combats</text:span><text:span text:style-name="T417"><text:s/></text:span>et donc de la portée des changements apportés par une apparence personnalisée.</text:p>
        </text:list-item>
      </text:list>
      <table:table table:style-name="Table418">
        <table:table-columns>
          <table:table-column table:style-name="TableColumn419"/>
          <table:table-column table:style-name="TableColumn420"/>
          <table:table-column table:style-name="TableColumn421"/>
        </table:table-columns>
        <table:table-row table:style-name="TableRow422">
          <table:table-cell table:style-name="TableCell423">
            <text:p text:style-name="P424">Nom</text:p>
          </table:table-cell>
          <table:table-cell table:style-name="TableCell425">
            <text:p text:style-name="P426">Type</text:p>
          </table:table-cell>
          <table:table-cell table:style-name="TableCell427">
            <text:p text:style-name="P428">Description</text:p>
          </table:table-cell>
        </table:table-row>
        <table:table-row table:style-name="TableRow429">
          <table:table-cell table:style-name="TableCell430">
            <text:p text:style-name="P431">Id_SkinCartonCarte</text:p>
          </table:table-cell>
          <table:table-cell table:style-name="TableCell432">
            <text:p text:style-name="P433">Int*</text:p>
          </table:table-cell>
          <table:table-cell table:style-name="TableCell434">
            <text:p text:style-name="P435">Identifiant du Skin.<text:s/><text:span text:style-name="T436">Clé primaire</text:span>.</text:p>
          </table:table-cell>
        </table:table-row>
        <table:table-row table:style-name="TableRow437">
          <table:table-cell table:style-name="TableCell438">
            <text:p text:style-name="P439">nomCarton</text:p>
          </table:table-cell>
          <table:table-cell table:style-name="TableCell440">
            <text:p text:style-name="P441">varchar</text:p>
          </table:table-cell>
          <table:table-cell table:style-name="TableCell442">
            <text:p text:style-name="P443">Nom du carton.</text:p>
          </table:table-cell>
        </table:table-row>
        <table:table-row table:style-name="TableRow444">
          <table:table-cell table:style-name="TableCell445">
            <text:p text:style-name="P446">imageVersoCarte</text:p>
          </table:table-cell>
          <table:table-cell table:style-name="TableCell447">
            <text:p text:style-name="P448">varchar</text:p>
          </table:table-cell>
          <table:table-cell table:style-name="TableCell449">
            <text:p text:style-name="P450">Image du verso des cartes lors des combats.</text:p>
          </table:table-cell>
        </table:table-row>
        <table:table-row table:style-name="TableRow451">
          <table:table-cell table:style-name="TableCell452">
            <text:p text:style-name="P453">imageContourCarte</text:p>
          </table:table-cell>
          <table:table-cell table:style-name="TableCell454">
            <text:p text:style-name="P455">varchar</text:p>
          </table:table-cell>
          <table:table-cell table:style-name="TableCell456">
            <text:p text:style-name="P457">Image du contour des cartes lors des combats.</text:p>
          </table:table-cell>
        </table:table-row>
        <table:table-row table:style-name="TableRow458">
          <table:table-cell table:style-name="TableCell459">
            <text:p text:style-name="P460">imageMiniatureCarton</text:p>
          </table:table-cell>
          <table:table-cell table:style-name="TableCell461">
            <text:p text:style-name="P462">varchar</text:p>
          </table:table-cell>
          <table:table-cell table:style-name="TableCell463">
            <text:p text:style-name="P464">Image de la miniature présentant l'apparence des Cartes en boutique.</text:p>
          </table:table-cell>
        </table:table-row>
        <table:table-row table:style-name="TableRow465">
          <table:table-cell table:style-name="TableCell466">
            <text:p text:style-name="P467">descriptionCarton</text:p>
          </table:table-cell>
          <table:table-cell table:style-name="TableCell468">
            <text:p text:style-name="P469">varchar</text:p>
          </table:table-cell>
          <table:table-cell table:style-name="TableCell470">
            <text:p text:style-name="P471">Descriptif de l'apparence des cartes auprès du client.</text:p>
          </table:table-cell>
        </table:table-row>
      </table:table>
      <text:p text:style-name="Normal"/>
      <text:p text:style-name="Normal"/>
      <text:list text:style-name="LFO10" text:continue-numbering="true">
        <text:list-item>
          <text:p text:style-name="P472"><text:span text:style-name="T473">Boost</text:span><text:s/>:<text:s/></text:p>
        </text:list-item>
      </text:list>
      <text:p text:style-name="Normal"/>
      <table:table table:style-name="Table474">
        <table:table-columns>
          <table:table-column table:style-name="TableColumn475"/>
          <table:table-column table:style-name="TableColumn476"/>
          <table:table-column table:style-name="TableColumn477"/>
        </table:table-columns>
        <table:table-row table:style-name="TableRow478">
          <table:table-cell table:style-name="TableCell479">
            <text:p text:style-name="P480">Nom</text:p>
          </table:table-cell>
          <table:table-cell table:style-name="TableCell481">
            <text:p text:style-name="P482">Type</text:p>
          </table:table-cell>
          <table:table-cell table:style-name="TableCell483">
            <text:p text:style-name="P484">Description</text:p>
          </table:table-cell>
        </table:table-row>
        <table:table-row table:style-name="TableRow485">
          <table:table-cell table:style-name="TableCell486">
            <text:p text:style-name="P487">Id_Boost</text:p>
          </table:table-cell>
          <table:table-cell table:style-name="TableCell488">
            <text:p text:style-name="P489">int</text:p>
          </table:table-cell>
          <table:table-cell table:style-name="TableCell490">
            <text:p text:style-name="P491">Identifiant du boost.<text:s/><text:span text:style-name="T492">Clé primaire</text:span>.</text:p>
          </table:table-cell>
        </table:table-row>
        <table:table-row table:style-name="TableRow493">
          <table:table-cell table:style-name="TableCell494">
            <text:p text:style-name="P495">nomBoost</text:p>
          </table:table-cell>
          <table:table-cell table:style-name="TableCell496">
            <text:p text:style-name="P497">varchar</text:p>
          </table:table-cell>
          <table:table-cell table:style-name="TableCell498">
            <text:p text:style-name="P499">Nom du boost.</text:p>
          </table:table-cell>
        </table:table-row>
        <table:table-row table:style-name="TableRow500">
          <table:table-cell table:style-name="TableCell501">
            <text:p text:style-name="P502">typeBoost</text:p>
          </table:table-cell>
          <table:table-cell table:style-name="TableCell503">
            <text:p text:style-name="P504">varchar</text:p>
          </table:table-cell>
          <table:table-cell table:style-name="TableCell505">
            <text:p text:style-name="P506">Type du boost. Permet de connaître la durée et le type de bonus.</text:p>
          </table:table-cell>
        </table:table-row>
        <table:table-row table:style-name="TableRow507">
          <table:table-cell table:style-name="TableCell508">
            <text:p text:style-name="P509">imageMiniatureBoost</text:p>
          </table:table-cell>
          <table:table-cell table:style-name="TableCell510">
            <text:p text:style-name="P511">varchar</text:p>
          </table:table-cell>
          <table:table-cell table:style-name="TableCell512">
            <text:p text:style-name="P513">Image de la miniature présentant le boost en boutique.</text:p>
          </table:table-cell>
        </table:table-row>
        <table:table-row table:style-name="TableRow514">
          <table:table-cell table:style-name="TableCell515">
            <text:p text:style-name="P516">descriptionBoost</text:p>
          </table:table-cell>
          <table:table-cell table:style-name="TableCell517">
            <text:p text:style-name="P518">varchar</text:p>
          </table:table-cell>
          <table:table-cell table:style-name="TableCell519">
            <text:p text:style-name="P520">Descriptif du boost auprès du client.</text:p>
          </table:table-cell>
        </table:table-row>
      </table:table>
      <text:p text:style-name="Normal"/>
      <text:p text:style-name="Normal"/>
      <text:list text:style-name="LFO9" text:continue-numbering="true">
        <text:list-item>
          <text:p text:style-name="P521"><text:span text:style-name="T522">Pack</text:span><text:s/>:</text:p>
        </text:list-item>
      </text:list>
      <text:p text:style-name="Normal">Le principe voulu du pack est de permettre un tirage aléatoire dans un paquet de cartes. Cependant, on aimerait pouvoir limiter le nombre de tirages (et donc de cartes obtenus), mais aussi de forcer l'aléatoire pour ne pas entrainer de frustration auprès de l'utilisateur (acheter un pack "Pack avec une grande chance d'obtenir des rares !" n'impose pas forcément d'obtenir des cartes rares, ce qui peut être une mauvaise chose). On décomposera ainsi les Packs en 3 couches :</text:p>
      <text:list text:style-name="LFO6" text:continue-numbering="true">
        <text:list-item>
          <text:p text:style-name="P523">Les Packs eux-mêmes : ce sont les boites noires qu'achèteront les clients.</text:p>
        </text:list-item>
      </text:list>
      <table:table table:style-name="Table524">
        <table:table-columns>
          <table:table-column table:style-name="TableColumn525"/>
          <table:table-column table:style-name="TableColumn526"/>
          <table:table-column table:style-name="TableColumn527"/>
        </table:table-columns>
        <table:table-row table:style-name="TableRow528">
          <table:table-cell table:style-name="TableCell529">
            <text:p text:style-name="P530">Nom</text:p>
          </table:table-cell>
          <table:table-cell table:style-name="TableCell531">
            <text:p text:style-name="P532">Type</text:p>
          </table:table-cell>
          <table:table-cell table:style-name="TableCell533">
            <text:p text:style-name="P534">Description</text:p>
          </table:table-cell>
        </table:table-row>
        <table:table-row table:style-name="TableRow535">
          <table:table-cell table:style-name="TableCell536">
            <text:p text:style-name="P537">Id_Pack</text:p>
          </table:table-cell>
          <table:table-cell table:style-name="TableCell538">
            <text:p text:style-name="P539">Int Auto-increment</text:p>
          </table:table-cell>
          <table:table-cell table:style-name="TableCell540">
            <text:p text:style-name="P541">Identifiant du Pack.<text:s/><text:span text:style-name="T542">Clé primaire</text:span>.</text:p>
          </table:table-cell>
        </table:table-row>
        <table:table-row table:style-name="TableRow543">
          <table:table-cell table:style-name="TableCell544">
            <text:p text:style-name="P545">nomPack</text:p>
          </table:table-cell>
          <table:table-cell table:style-name="TableCell546">
            <text:p text:style-name="P547">varchar</text:p>
          </table:table-cell>
          <table:table-cell table:style-name="TableCell548">
            <text:p text:style-name="P549">Nom du Pack.</text:p>
          </table:table-cell>
        </table:table-row>
        <table:table-row table:style-name="TableRow550">
          <table:table-cell table:style-name="TableCell551">
            <text:p text:style-name="P552">imageMiniaturePack</text:p>
          </table:table-cell>
          <table:table-cell table:style-name="TableCell553">
            <text:p text:style-name="P554">varchar</text:p>
          </table:table-cell>
          <table:table-cell table:style-name="TableCell555">
            <text:p text:style-name="P556">Image de la miniature présentant le Pack en boutique.</text:p>
          </table:table-cell>
        </table:table-row>
        <table:table-row table:style-name="TableRow557">
          <table:table-cell table:style-name="TableCell558">
            <text:p text:style-name="P559">descriptionPack</text:p>
          </table:table-cell>
          <table:table-cell table:style-name="TableCell560">
            <text:p text:style-name="P561">varchar</text:p>
          </table:table-cell>
          <table:table-cell table:style-name="TableCell562">
            <text:p text:style-name="P563">Descriptif du Pack auprès du client.</text:p>
          </table:table-cell>
        </table:table-row>
      </table:table>
      <text:p text:style-name="Normal"/>
      <text:list text:style-name="LFO6" text:continue-numbering="true">
        <text:list-item>
          <text:p text:style-name="P564">Les LootsPacks : ce sont les objets qui permettent de forcer l'aléatoire. Chaque Pack est composé d'un ou plusieurs LootPacks, et va tirer dans chacun d'eux un certain nombre de fois, déterminé par un attribut qteCarte, représentant le nombre de cartes que l'on va tirer depuis le LootPack. Ainsi, la somme des qteCarte est égale au nombre de cartes dans le Pack.</text:p>
        </text:list-item>
      </text:list>
      <table:table table:style-name="Table565">
        <table:table-columns>
          <table:table-column table:style-name="TableColumn566"/>
          <table:table-column table:style-name="TableColumn567"/>
          <table:table-column table:style-name="TableColumn568"/>
        </table:table-columns>
        <table:table-row table:style-name="TableRow569">
          <table:table-cell table:style-name="TableCell570">
            <text:p text:style-name="P571">Nom</text:p>
          </table:table-cell>
          <table:table-cell table:style-name="TableCell572">
            <text:p text:style-name="P573">Type</text:p>
          </table:table-cell>
          <table:table-cell table:style-name="TableCell574">
            <text:p text:style-name="P575">Description</text:p>
          </table:table-cell>
        </table:table-row>
        <table:table-row table:style-name="TableRow576">
          <table:table-cell table:style-name="TableCell577">
            <text:p text:style-name="P578">id_LootPack</text:p>
          </table:table-cell>
          <table:table-cell table:style-name="TableCell579">
            <text:p text:style-name="P580">Int Auto-increment</text:p>
          </table:table-cell>
          <table:table-cell table:style-name="TableCell581">
            <text:p text:style-name="P582">Identifiant du LootPack.<text:s/><text:span text:style-name="T583">Clé primaire</text:span>.</text:p>
          </table:table-cell>
        </table:table-row>
        <table:table-row table:style-name="TableRow584">
          <table:table-cell table:style-name="TableCell585">
            <text:p text:style-name="P586">qteCarte</text:p>
          </table:table-cell>
          <table:table-cell table:style-name="TableCell587">
            <text:p text:style-name="P588">int</text:p>
          </table:table-cell>
          <table:table-cell table:style-name="TableCell589">
            <text:p text:style-name="P590">Nombre de cartes que l'on tire dans le LootPack [id_LootPack].</text:p>
          </table:table-cell>
        </table:table-row>
      </table:table>
      <text:p text:style-name="Normal">En toute logique, il existe une relation entre LootPack et Pack. On estime qu'un LootPack n'appartient qu'à un et un seul Pack, ce qui traduit la présence d'une clé étrangère dans LootPack référançant Pack.</text:p>
      <text:p text:style-name="Normal"/>
      <text:list text:style-name="LFO5" text:continue-numbering="true">
        <text:list-item>
          <text:p text:style-name="P591">Les Ensembles de cartes : ce sont les objets qui permettent le tirage aléatoire. Ces Ensembles sont constitués de cartes. Chaque LootPack contient un ou plusieurs Ensembles, ayant chacun une probabilité de tirage, qui déterminera la probabilité que l'on a, depuis un LootPack, de piocher dans un certain Ensemble.</text:p>
        </text:list-item>
      </text:list>
      <table:table table:style-name="Table592">
        <table:table-columns>
          <table:table-column table:style-name="TableColumn593"/>
          <table:table-column table:style-name="TableColumn594"/>
          <table:table-column table:style-name="TableColumn595"/>
        </table:table-columns>
        <table:table-row table:style-name="TableRow596">
          <table:table-cell table:style-name="TableCell597">
            <text:p text:style-name="P598">Nom</text:p>
          </table:table-cell>
          <table:table-cell table:style-name="TableCell599">
            <text:p text:style-name="P600">Type</text:p>
          </table:table-cell>
          <table:table-cell table:style-name="TableCell601">
            <text:p text:style-name="P602">Description</text:p>
          </table:table-cell>
        </table:table-row>
        <table:table-row table:style-name="TableRow603">
          <table:table-cell table:style-name="TableCell604">
            <text:p text:style-name="P605">Id_Ensemble</text:p>
          </table:table-cell>
          <table:table-cell table:style-name="TableCell606">
            <text:p text:style-name="P607">Int Auto-increment</text:p>
          </table:table-cell>
          <table:table-cell table:style-name="TableCell608">
            <text:p text:style-name="P609">Identifiant de l'ensemble.<text:s/><text:span text:style-name="T610">Clé primaire</text:span>.</text:p>
          </table:table-cell>
        </table:table-row>
        <table:table-row table:style-name="TableRow611">
          <table:table-cell table:style-name="TableCell612">
            <text:p text:style-name="P613">dropRatePack</text:p>
          </table:table-cell>
          <table:table-cell table:style-name="TableCell614">
            <text:p text:style-name="P615">int</text:p>
          </table:table-cell>
          <table:table-cell table:style-name="TableCell616">
            <text:p text:style-name="P617">Probabilité d'aller piocher dans l'ensemble [id_Ensemble].</text:p>
          </table:table-cell>
        </table:table-row>
      </table:table>
      <text:p text:style-name="Normal">Ainsi, il existe une relation LootPack et Ensemble, ainsi qu'une autre entre Ensemble et Carte. On estime qu'un Ensemble peut appartenir à plusieurs LootPacks.</text:p>
      <text:p text:style-name="Normal"/>
      <text:p text:style-name="Normal">Finalement, avec une telle structure, il est possible de créer n'importe quel pack, puisqu'on choisit le nombre de cartes et dans quelle mesure leurs tirages seront aléatoires.</text:p>
      <text:p text:style-name="Normal">____________________________</text:p>
      <text:p text:style-name="Normal">L'achat d'un de ces produits a un effet parmi trois possibles :</text:p>
      <text:list text:style-name="LFO2" text:continue-numbering="true">
        <text:list-item>
          <text:p text:style-name="P618">Si l'on achète un<text:s/><text:span text:style-name="T619">Pack</text:span>, les cartes obtenus sont ajoutés au Deck 0 du joueur.</text:p>
        </text:list-item>
        <text:list-item>
          <text:p text:style-name="P620">Si l'on achète une<text:span text:style-name="T621"><text:s/></text:span><text:span text:style-name="T622">Icone</text:span><text:s/>(resp. un<text:span text:style-name="T623"><text:s/></text:span><text:span text:style-name="T624">SkinMap</text:span>, un<text:s/><text:span text:style-name="T625">SkinCartonCarte</text:span>), alors celui-ci est ajouté à une relation entre<text:s/><text:span text:style-name="T626">IconeJoueur</text:span><text:s/>(resp.<text:span text:style-name="T627"><text:s/></text:span><text:span text:style-name="T628">SkinMap</text:span>,<text:s/><text:span text:style-name="T629">SkinCartonCarte</text:span>) et<text:s/><text:span text:style-name="T630">CompteJoueur</text:span>, nommé<text:s/><text:span text:style-name="T631">posséderIconeJoueur</text:span><text:s/>(resp.<text:s/><text:span text:style-name="T632">posséderSkinMap</text:span>,<text:s/><text:span text:style-name="T633">posséderSkinCartonCarte</text:span>). Cela implique que l'achat d'un de ces produits soit unique.</text:p>
        </text:list-item>
        <text:list-item>
          <text:p text:style-name="P634">Si l'on achète un<text:s/><text:span text:style-name="T635">Boost</text:span>, cela l'active pour une certaine durée, en nombre de matchs (<text:span text:style-name="T636">nbMatchsFin</text:span>) ou en heures (<text:span text:style-name="T637">HeuresFin</text:span>) pour le joueur. On l'ajoute donc à une relation<text:s/><text:span text:style-name="T638">activer</text:span><text:s/>entre<text:s/><text:span text:style-name="T639">CompteJoueur</text:span><text:s/>et<text:s/><text:span text:style-name="T640">Boost</text:span>.</text:p>
        </text:list-item>
      </text:list>
      <text:p text:style-name="Normal">Le dernier point à éclaircir est le choix de l'Icone, du SkinMap et du SkinCartonCarte utilisés. Ce choix est modéliser par une relation entre CompteJoueur et l'Icone (resp. SkinMap, resp. SkinCartonCarte). Un CompteJoueur ne pouvant utiliser qu'une Icone (resp. SkinMap, resp. SkinCartonCarte) à la fois, ces relations impliquent la présence de clés étrangères dans CompteJoueur référençant chacun l'Icone (resp. SkinMap, resp. SkinCartonCarte) choisi(e).</text:p>
      <text:p text:style-name="Normal"/>
      <text:p text:style-name="Normal">____________________________</text:p>
      <text:p text:style-name="Normal"><text:s/>Tout ces différents produits sont proposés dans des Offres. Une Offre se compose ainsi :</text:p>
      <text:p text:style-name="P641"/>
      <table:table table:style-name="Table642">
        <table:table-columns>
          <table:table-column table:style-name="TableColumn643"/>
          <table:table-column table:style-name="TableColumn644"/>
          <table:table-column table:style-name="TableColumn645"/>
        </table:table-columns>
        <table:table-row table:style-name="TableRow646">
          <table:table-cell table:style-name="TableCell647">
            <text:p text:style-name="P648">Nom</text:p>
          </table:table-cell>
          <table:table-cell table:style-name="TableCell649">
            <text:p text:style-name="P650">Type</text:p>
          </table:table-cell>
          <table:table-cell table:style-name="TableCell651">
            <text:p text:style-name="P652">Description</text:p>
          </table:table-cell>
        </table:table-row>
        <table:table-row table:style-name="TableRow653">
          <table:table-cell table:style-name="TableCell654">
            <text:p text:style-name="P655">Id_Offre</text:p>
          </table:table-cell>
          <table:table-cell table:style-name="TableCell656">
            <text:p text:style-name="P657">Int Auto-increment</text:p>
          </table:table-cell>
          <table:table-cell table:style-name="TableCell658">
            <text:p text:style-name="P659">Identifiant de l'Offre.<text:s/><text:span text:style-name="T660">Clé primaire</text:span>.</text:p>
          </table:table-cell>
        </table:table-row>
        <table:table-row table:style-name="TableRow661">
          <table:table-cell table:style-name="TableCell662">
            <text:p text:style-name="P663">nomOffre</text:p>
          </table:table-cell>
          <table:table-cell table:style-name="TableCell664">
            <text:p text:style-name="P665">varchar</text:p>
          </table:table-cell>
          <table:table-cell table:style-name="TableCell666">
            <text:p text:style-name="P667">Nom de l'offre.</text:p>
          </table:table-cell>
        </table:table-row>
        <table:table-row table:style-name="TableRow668">
          <table:table-cell table:style-name="TableCell669">
            <text:p text:style-name="P670">prixMonnaieIG</text:p>
          </table:table-cell>
          <table:table-cell table:style-name="TableCell671">
            <text:p text:style-name="P672">int</text:p>
          </table:table-cell>
          <table:table-cell table:style-name="TableCell673">
            <text:p text:style-name="P674">Prix de l'offre en monnaie IG.</text:p>
          </table:table-cell>
        </table:table-row>
        <table:table-row table:style-name="TableRow675">
          <table:table-cell table:style-name="TableCell676">
            <text:p text:style-name="P677">prixMonnaieIRL</text:p>
          </table:table-cell>
          <table:table-cell table:style-name="TableCell678">
            <text:p text:style-name="P679">int</text:p>
          </table:table-cell>
          <table:table-cell table:style-name="TableCell680">
            <text:p text:style-name="P681">Prix de l'offre en monnaie IRL.</text:p>
          </table:table-cell>
        </table:table-row>
        <table:table-row table:style-name="TableRow682">
          <table:table-cell table:style-name="TableCell683">
            <text:p text:style-name="P684">typeOffre</text:p>
          </table:table-cell>
          <table:table-cell table:style-name="TableCell685">
            <text:p text:style-name="P686">varchar</text:p>
          </table:table-cell>
          <table:table-cell table:style-name="TableCell687">
            <text:p text:style-name="P688">Définit ce que l'on vend dans l'offre.</text:p>
          </table:table-cell>
        </table:table-row>
        <table:table-row table:style-name="TableRow689">
          <table:table-cell table:style-name="TableCell690">
            <text:p text:style-name="P691">ImageOffre**</text:p>
          </table:table-cell>
          <table:table-cell table:style-name="TableCell692">
            <text:p text:style-name="P693">varchar</text:p>
          </table:table-cell>
          <table:table-cell table:style-name="TableCell694">
            <text:p text:style-name="P695">Image de l'offre.</text:p>
          </table:table-cell>
        </table:table-row>
      </table:table>
      <text:p text:style-name="Normal"><text:s text:c="2"/>** : L'image est utilisé lorsque l'offre est un ensemble de plusieurs offres, sinon, on utilise simplement la miniature de l'objet vendu.</text:p>
      <text:p text:style-name="Normal">Cette table est en relation avec tout les produits et selon certaines propriétés dépendant du produit :</text:p>
      <text:list text:style-name="LFO3" text:continue-numbering="true">
        <text:list-item>
          <text:p text:style-name="P696">On estime qu'il n'y a qu'un pack par Offre, puisqu'on peut "facilement" créer un Pack équivalent à l'union de plusieurs autres Packs.</text:p>
        </text:list-item>
        <text:list-item>
          <text:p text:style-name="P697">On estime qu'il peut y avoir plusieurs icones/SkinMap/SkinCarton/Boost par Offre.</text:p>
        </text:list-item>
        <text:list-item>
          <text:p text:style-name="P698">On estime que l'on peut combiner différents produits dans une même offre, ce qui revient à vendre une Offre de type "Mix" (nom susceptible de changer).</text:p>
        </text:list-item>
      </text:list>
      <text:p text:style-name="Normal">Tout cela implique donc la présence d'une relation par produit, et d'une clé étrangère d'Offre vers Pack.</text:p>
      <text:p text:style-name="Normal"/>
      <text:p text:style-name="Normal">____________________________</text:p>
      <text:p text:style-name="Normal">Enfin, pour la dernière fonctionnalité, l'<text:span text:style-name="T699">achat de monnaieIRL</text:span>, on permettra un suivi de ces achats plus spéciaux que les autres, via une relation<text:s/><text:span text:style-name="T700">HistoriqueAchatIRL</text:span>, entre<text:s/><text:span text:style-name="T701">CompteJoueur</text:span><text:s/>et<text:s/><text:span text:style-name="T702">AchatMonnaieIRL</text:span>, ayant pour attribut<text:s/><text:span text:style-name="T703">dateAchatIRL</text:span>, indiquant la date de la transaction.</text:p>
      <table:table table:style-name="Table704">
        <table:table-columns>
          <table:table-column table:style-name="TableColumn705"/>
          <table:table-column table:style-name="TableColumn706"/>
          <table:table-column table:style-name="TableColumn707"/>
        </table:table-columns>
        <table:table-row table:style-name="TableRow708">
          <table:table-cell table:style-name="TableCell709">
            <text:p text:style-name="P710">Nom</text:p>
          </table:table-cell>
          <table:table-cell table:style-name="TableCell711">
            <text:p text:style-name="P712">Type</text:p>
          </table:table-cell>
          <table:table-cell table:style-name="TableCell713">
            <text:p text:style-name="P714">Description</text:p>
          </table:table-cell>
        </table:table-row>
        <table:table-row table:style-name="TableRow715">
          <table:table-cell table:style-name="TableCell716">
            <text:p text:style-name="P717">Id_AchatIRL</text:p>
          </table:table-cell>
          <table:table-cell table:style-name="TableCell718">
            <text:p text:style-name="P719">int Auto-increment</text:p>
          </table:table-cell>
          <table:table-cell table:style-name="TableCell720">
            <text:p text:style-name="P721">Identifiant de la transaction.<text:s/><text:span text:style-name="T722">Clé primaire</text:span>.</text:p>
          </table:table-cell>
        </table:table-row>
        <table:table-row table:style-name="TableRow723">
          <table:table-cell table:style-name="TableCell724">
            <text:p text:style-name="P725">prixEuros</text:p>
          </table:table-cell>
          <table:table-cell table:style-name="TableCell726">
            <text:p text:style-name="P727">int</text:p>
          </table:table-cell>
          <table:table-cell table:style-name="TableCell728">
            <text:p text:style-name="P729">Prix en euros de la transaction. Une simple conversion permettra de l'afficher dans une autre monnaie, on choisit arbitrairement l'euros.</text:p>
          </table:table-cell>
        </table:table-row>
        <table:table-row table:style-name="TableRow730">
          <table:table-cell table:style-name="TableCell731">
            <text:p text:style-name="P732">gainMonnaie</text:p>
          </table:table-cell>
          <table:table-cell table:style-name="TableCell733">
            <text:p text:style-name="P734">int</text:p>
          </table:table-cell>
          <table:table-cell table:style-name="TableCell735">
            <text:p text:style-name="P736">La quantité de monnaieIRL obtenu suite à la transactio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_____________________________</text:p>
      <text:p text:style-name="Normal"><text:s text:c="3"/>* : Certaines de nos clés primaires de type Entier ne sont pas en auto-increment. Ce choix s'explique principalement par sécurité vis-à-vis de notre traitement<text:s/><text:span text:style-name="T737">en objet</text:span><text:s/>des informations mis en base de données : en effet, nous estimons qu'un traitement en objet par le serveur sera plus rapide qu'une requête SQL à la base de données, et afin d'être le plus optimisé possible et d'éviter au maximum les temps de latence pendant les affrontements, nous estimons que ce choix est un bon début.</text:p>
      <text:p text:style-name="Normal">Ce choix nous force à effectuer un traitement spécifique en fonction de l'identifiant. En toute logique, lors d'un combat, le traitement d'une carte X ne sera pas le même que pour une carte Y. Ainsi, si par malheur nous devions réinsérer des objets dans un autre ordre que celui de base, on fausserait totalement certains de nos traitements par le serveur.</text:p>
      <text:p text:style-name="Normal">Ainsi, pour garder un contrôle sur nos objets, nous contrôlons nous-même nos identifiants, ce qui nous permettra aussi de pouvoir insérer les objets peu importe l'ordre.</text:p>
      <text:p text:style-name="Normal">On notera aussi que certains de nos attributs seront peut être amenés à devenir Auto-increment, tout comme d'autres pourront ne plus l'êt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UTSCH Remi</meta:initial-creator>
    <dc:creator>DEUTSCH Remi</dc:creator>
    <meta:creation-date>2017-02-20T12:49:00Z</meta:creation-date>
    <dc:date>2017-02-20T12:49:00Z</dc:date>
    <meta:template xlink:href="Normal.dotm" xlink:type="simple"/>
    <meta:editing-cycles>1</meta:editing-cycles>
    <meta:editing-duration>PT0S</meta:editing-duration>
    <meta:document-statistic meta:page-count="1" meta:paragraph-count="30" meta:word-count="2356" meta:character-count="15286" meta:row-count="108" meta:non-whitespace-character-count="12960"/>
  </office:meta>
</office:document-meta>
</file>